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0.889cm" svg:x="8.874cm" svg:y="1.889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366cm" svg:height="1.524cm" svg:x="7.223cm" svg:y="3.667cm">
          <text:p text:style-name="P1"><text:span text:style-name="T1">IF params[:ratings] != {}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7.493cm" svg:height="1.143cm" svg:x="1.889cm" svg:y="6.461cm">
          <text:p text:style-name="P1"><text:span text:style-name="T1">@selected_ratings = params[:ratings]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1.651cm" svg:x="12.938cm" svg:y="6.461cm">
          <text:p text:style-name="P1"><text:span text:style-name="T1">IF session[:ratings] != {}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rris</meta:initial-creator>
    <meta:creation-date>2014-12-15T13:57:28</meta:creation-date>
    <dc:date>2014-12-15T14:02:16</dc:date>
    <dc:creator>David Morris</dc:creator>
    <meta:editing-duration>P0D</meta:editing-duration>
    <meta:editing-cycles>1</meta:editing-cycles>
    <meta:document-statistic meta:object-count="4"/>
    <meta:generator>LibreOffice/3.5$Linux_X86_64 LibreOffice_project/350m1$Build-2</meta:generator>
  </office:meta>
</office:document-meta>
</file>